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officeooo:rsid="0007cbab" officeooo:paragraph-rsid="0007cbab"/>
    </style:style>
    <style:style style:name="P3" style:family="paragraph" style:parent-style-name="Standard">
      <style:text-properties officeooo:rsid="0009a922" officeooo:paragraph-rsid="0009a922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text-properties officeooo:rsid="000ba6ab" officeooo:paragraph-rsid="000ba6ab"/>
    </style:style>
    <style:style style:name="P6" style:family="paragraph" style:parent-style-name="Standard">
      <style:text-properties officeooo:rsid="0007cbab" officeooo:paragraph-rsid="0007cbab"/>
    </style:style>
    <style:style style:name="P7" style:family="paragraph" style:parent-style-name="Standard">
      <style:text-properties officeooo:rsid="0007cbab" officeooo:paragraph-rsid="000ba6ab"/>
    </style:style>
    <style:style style:name="T1" style:family="text">
      <style:text-properties officeooo:rsid="0007cbab"/>
    </style:style>
    <style:style style:name="T2" style:family="text">
      <style:text-properties officeooo:rsid="0009a922"/>
    </style:style>
    <style:style style:name="T3" style:family="text">
      <style:text-properties officeooo:rsid="000ba6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User stories for online voting system:</text:span></text:p>
      <text:p text:style-name="P1"/>
      <text:p text:style-name="Standard"/>
      <text:p text:style-name="P5">US1:The Admin is asked to login using his administrator password.</text:p>
      <text:p text:style-name="P7"/>
      <text:p text:style-name="P7"><text:span text:style-name="T3">US2:Admin is presented with a screen <text:s/>where he can choose to either create, modify or delete the voters database.</text:span></text:p>
      <text:p text:style-name="P7"/>
      <text:p text:style-name="P2">US3:Voter has the voter profile.</text:p>
      <text:p text:style-name="P2"/>
      <text:p text:style-name="P5">US4:The system presents the voter with the update options, namely Posts,Candidates</text:p>
      <text:p text:style-name="P5">and time of election.</text:p>
      <text:p text:style-name="P2"/>
      <text:p text:style-name="P5">US5:The voter is asked to login using the user-id and password provided to him earlier.</text:p>
      <text:p text:style-name="P5"/>
      <text:p text:style-name="P7"><text:s/><text:span text:style-name="T3">US6:The voter selects one of the candidates and submits his choice to the system.</text:span></text:p>
      <text:p text:style-name="P7"/>
      <text:p text:style-name="P5">US7:The voter confirms the choices.</text:p>
      <text:p text:style-name="P5"/>
      <text:p text:style-name="P5">US8:. The system registers the choices made by the voter.</text:p>
      <text:p text:style-name="P2"/>
      <text:p text:style-name="P3">US<text:span text:style-name="T3">9</text:span>:Admin filters the results and generates the results.</text:p>
      <text:p text:style-name="P3"/>
      <text:p text:style-name="P3">US<text:span text:style-name="T3">10</text:span>:Admin declares the winn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22:50:41.138074919</meta:creation-date>
    <dc:date>2015-09-27T21:15:28.624089249</dc:date>
    <meta:editing-duration>PT5M49S</meta:editing-duration>
    <meta:editing-cycles>2</meta:editing-cycles>
    <meta:generator>LibreOffice/4.2.3.3$Linux_X86_64 LibreOffice_project/420m0$Build-3</meta:generator>
    <meta:document-statistic meta:table-count="0" meta:image-count="0" meta:object-count="0" meta:page-count="1" meta:paragraph-count="12" meta:word-count="111" meta:character-count="702" meta:non-whitespace-character-count="598"/>
  </office:meta>
</office:document-meta>
</file>